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CUTIVE SUMMARY</text:p>
      <text:p text:style-name="P2"><text:tab/></text:p>
      <text:p text:style-name="P3"><text:tab/>CONCEPT-</text:p>
      <text:p text:style-name="P2"><text:span text:style-name="T1"><text:tab/></text:span><text:span text:style-name="T4"><text:tab/></text:span><text:span text:style-name="T2">A First-Person-Shooter with Exploration and Puzzle-solving, focused on single-player narrative elements as well as “Soft Lock-and-Key” progression. </text:span></text:p>
      <text:p text:style-name="P9"><text:tab/>The player will master a variety of powers and abilities to slowly open more of the hub-and-spoke world, utilizing abilities from one area to unlock the next. These abilities will also aid in one or more of 3 categories: Combat, Stealth, Locomotion.</text:p>
      <text:p text:style-name="P9"><text:tab/>While in combat, weapons will be dropped by enemies to be rapidly picked up by the player, allowing them great flexibility while also allowing the level designers to have tight control of available armaments.</text:p>
      <text:p text:style-name="P9"><text:tab/>Enemies will be from one of 3 factions present on the game-world. Each faction will have easily identifiable enemy types with specific tactical ranges. These factions are opposed to one another, allowing the player to potentially set up cross-fire with smart play.</text:p>
      <text:p text:style-name="P9"><text:tab/>All of these pillars will be paired with a narrative of isolation and survival at all costs. Pitting the player against old friends and new horrors, and evolving the weapon and enemy sandbox throughout each level.</text:p>
      <text:p text:style-name="P9"><text:tab/></text:p>
      <text:p text:style-name="P2"><text:span text:style-name="T2"><text:tab/></text:span><text:span text:style-name="T1">TARGET AUDIENCE and SCOPE</text:span></text:p>
      <text:p text:style-name="P2"><text:span text:style-name="T1"><text:tab/><text:tab/></text:span><text:span text:style-name="T2">The main target for this title are those that are nostalgic for ps2, xbox, and gamecube era shooters. Utilizing old concepts with a new eye, and taking proven design and freshening it up with new technology.</text:span></text:p>
      <text:p text:style-name="P9"><text:tab/>As such, graphical fidelity can take a secondary role, freeing up artists to make more content and variations. Making heavy use of in-engine post-processing effects, physics, and particle capabilites, the focus will be more on spectacle than quality.</text:p>
      <text:p text:style-name="P9"><text:tab/>The whole of the main story, played by an average player on the normal difficulty should result in a 8-10 hour experience, divided across 6-10 levels or zones. Use of unlockable “Cheat-Codes” <text:s/>and a full level select will give both a nostalgic experience, and allow for more replayability.</text:p>
      <text:p text:style-name="P9"><text:tab/>The whole experience can also be played split-screen, but this has zero implication on the story or cutscenes.</text:p>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GAMEPLAY</text:p>
      <text:p text:style-name="P10"/>
      <text:p text:style-name="P3"><text:tab/>OBJECTIVES</text:p>
      <text:p text:style-name="P3"><text:tab/><text:span text:style-name="T3"><text:tab/>The player will be directed by 3 primary objectives that naturally evolve into and supplant eachother:</text:span></text:p>
      <text:p text:style-name="P9"><text:tab/>Find your companions → Hunt their lieutenants → Exact Revenge</text:p>
      <text:p text:style-name="P9"><text:tab/>In addition the player has a couple running secondary objectives: Mastering their new powers, and Translating the Native Language. </text:p>
      <text:p text:style-name="P9"/>
      <text:p text:style-name="P3"><text:tab/>PROGRESSION</text:p>
      <text:p text:style-name="P3"><text:tab/><text:tab/><text:span text:style-name="T6">Primary</text:span></text:p>
      <text:p text:style-name="P6"><text:tab/><text:tab/><text:tab/>1)Find your Companions</text:p>
      <text:p text:style-name="P6"/>
      <text:p text:style-name="P6"><text:tab/><text:tab/><text:tab/><text:tab/>After a first-contact-gone-wrong, you are separated from the landing ship <text:tab/><text:tab/><text:tab/><text:tab/>that you and your companions touched down in. Left alone, and falling <text:tab/><text:tab/><text:tab/><text:tab/><text:tab/>victim to a local viral infection, you are tasked with surviving the <text:tab/><text:tab/><text:tab/><text:tab/><text:tab/><text:tab/>“Tutorial” area, teaching you basics of combat, stealth, navigation and <text:tab/><text:tab/><text:tab/><text:tab/><text:tab/>some of the powers that come with the infection. </text:p>
      <text:p text:style-name="P6"><text:tab/><text:tab/><text:tab/><text:tab/></text:p>
      <text:p text:style-name="P6"><text:tab/><text:tab/><text:tab/><text:tab/>This is the shortest section of the game, lasing about 1 hour and teaching <text:tab/><text:tab/><text:tab/><text:tab/><text:tab/>the player how to play. They will encounter the native population's<text:tab/><text:tab/><text:tab/><text:tab/><text:tab/>enemy types, known here as “DRUIDS”, and gain access to most of the <text:tab/><text:tab/><text:tab/><text:tab/><text:tab/>basic character abilities.</text:p>
      <text:p text:style-name="P6"/>
      <text:p text:style-name="P6"><text:tab/><text:tab/><text:tab/><text:tab/>Completion of this section will open up the “Hub” area of the game. The <text:tab/><text:tab/><text:tab/><text:tab/><text:tab/>player reunites with one of their comrades, but finds them to be hostile. <text:tab/><text:tab/><text:tab/><text:tab/><text:tab/>The reason is not readily apparent, <text:s/>but the implication is that the virus is <text:tab/><text:tab/><text:tab/><text:tab/><text:tab/>to blame.</text:p>
      <text:p text:style-name="P6"/>
      <text:p text:style-name="P6"><text:tab/><text:tab/><text:tab/><text:tab/>Being ostracized, the player is given a heavy combat situation introducing <text:tab/><text:tab/><text:tab/><text:tab/>the second enemy faction, known here as “SPACE-VIKINGS”</text:p>
      <text:p text:style-name="P6"/>
      <text:p text:style-name="P6"><text:tab/><text:tab/><text:tab/>2)Hunt the Lieutenants </text:p>
      <text:p text:style-name="P6"/>
      <text:p text:style-name="P6"><text:tab/><text:tab/><text:tab/><text:tab/>After establishing a base camp, the player finds themselves in the middle <text:tab/><text:tab/><text:tab/><text:tab/><text:tab/>of a conflict between the “DRUIDS” and the “SPACE VIKINGS.” The <text:tab/><text:tab/><text:tab/><text:tab/><text:tab/>player is on their own side in this, being deemed dangerous and alien by <text:tab/><text:tab/><text:tab/><text:tab/><text:tab/>both sides. </text:p>
      <text:p text:style-name="P6"/>
      <text:p text:style-name="P6"><text:tab/><text:tab/><text:tab/><text:tab/>The meat of the spoke sections will be found in this act, as the player will <text:tab/><text:tab/><text:tab/><text:tab/>be tasked with finding </text:p>
      <text:p text:style-name="P6"><text:tab/><text:tab/><text:tab/>3)</text:p>
      <text:p text:style-name="P4"><text:tab/><text:tab/><text:span text:style-name="T6">Secondary</text:span></text:p>
      <text:p text:style-name="P3"><text:tab/>LEVELS</text:p>
      <text:p text:style-name="P3"/>
      <text:p text:style-name="P3"/>
      <text:p text:style-name="P3"/>
      <text:p text:style-name="P3"/>
      <text:p text:style-name="P3"><text:soft-page-break/><text:tab/>PLAYER ABILITIES</text:p>
      <text:p text:style-name="P5">Wall-Run</text:p>
      <text:p text:style-name="P5">Grappling-Tentacle</text:p>
      <text:p text:style-name="P5">Chitin Shield</text:p>
      <text:p text:style-name="P5">Optical Camouflage</text:p>
      <text:p text:style-name="P5">Charge-Jump</text:p>
      <text:p text:style-name="P5">Vampiric Metabolism</text:p>
      <text:p text:style-name="P5">Neural Takeover</text:p>
      <text:p text:style-name="P5">Glider Wings</text:p>
      <text:p text:style-name="P5">Muscular Exertion</text:p>
      <text:p text:style-name="P5">Spore Cloak</text:p>
      <text:p text:style-name="P5"/>
      <text:p text:style-name="P5"/>
      <text:p text:style-name="P3"><text:tab/>WEAPONS</text:p>
      <text:p text:style-name="P5">Auto-Bolter</text:p>
      <text:p text:style-name="P5">Lance-Rifle</text:p>
      <text:p text:style-name="P5">Slag-Caster</text:p>
      <text:p text:style-name="P5">Arm-Cannon</text:p>
      <text:p text:style-name="P5"/>
      <text:p text:style-name="P5">Stinger-Bow</text:p>
      <text:p text:style-name="P5">Hive-Streamer</text:p>
      <text:p text:style-name="P5">Thornet</text:p>
      <text:p text:style-name="P5">Grub-Launcher</text:p>
      <text:p text:style-name="P5"/>
      <text:p text:style-name="P3"><text:tab/>ENEMIES</text:p>
      <text:p text:style-name="P5">Raider</text:p>
      <text:p text:style-name="P5">Huscarl</text:p>
      <text:p text:style-name="P5">Berzerker</text:p>
      <text:p text:style-name="P5">Valkyr</text:p>
      <text:p text:style-name="P5">Thane</text:p>
      <text:p text:style-name="P5"/>
      <text:p text:style-name="P5">Strider</text:p>
      <text:p text:style-name="P5">Ranger</text:p>
      <text:p text:style-name="P5">Hunter</text:p>
      <text:p text:style-name="P5">Bettle-Hound</text:p>
      <text:p text:style-name="P5">Jotu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MECHANICS</text:p>
      <text:p text:style-name="P3"><text:tab/>HEALTH</text:p>
      <text:p text:style-name="P3"><text:tab/>INTERACTIONS</text:p>
      <text:p text:style-name="P3"><text:tab/>LOCOMOTION</text:p>
      <text:p text:style-name="P3"><text:tab/>PROJECTILES</text:p>
      <text:p text:style-name="P3"><text:tab/>UI/UX</text:p>
      <text:p text:style-name="P3"><text:tab/>AI</text:p>
      <text:p text:style-name="P3"><text:tab/></text:p>
      <text:p text:style-name="P3"/>
      <text:p text:style-name="P3"/>
      <text:p text:style-name="P3"/>
      <text:p text:style-name="P10">ELEMENTS</text:p>
      <text:p text:style-name="P1"><text:span text:style-name="T2"><text:tab/></text:span><text:span text:style-name="T5">WORLD</text:span></text:p>
      <text:p text:style-name="P3"><text:tab/>FACTIONS</text:p>
      <text:p text:style-name="P3"><text:tab/>STORY</text:p>
      <text:p text:style-name="P3"/>
      <text:p text:style-name="P10">ASSETS</text:p>
      <text:p text:style-name="P2"><text:span text:style-name="T2"><text:tab/></text:span><text:span text:style-name="T1">WEAPONS</text:span></text:p>
      <text:p text:style-name="P3"><text:tab/>CHARACTERS</text:p>
      <text:p text:style-name="P3"><text:tab/>ENVIRONMENT</text:p>
      <text:p text:style-name="P3"><text:tab/>LEVELS</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nnar Olson</meta:initial-creator>
    <meta:creation-date>2021-11-10T13:13:19.37</meta:creation-date>
    <dc:date>2021-12-13T14:44:33.40</dc:date>
    <dc:creator>Gunnar Olson</dc:creator>
    <meta:editing-duration>PT2H59M37S</meta:editing-duration>
    <meta:editing-cycles>4</meta:editing-cycles>
    <meta:generator>OpenOffice/4.1.9$Win32 OpenOffice.org_project/419m1$Build-9805</meta:generator>
    <meta:document-statistic meta:table-count="0" meta:image-count="0" meta:object-count="0" meta:page-count="4" meta:paragraph-count="83" meta:word-count="646" meta:character-count="4240"/>
  </office:meta>
</office:document-meta>
</file>